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1.538cm"/>
    </style:style>
    <style:style style:name="Table1.16" style:family="table-row">
      <style:table-row-properties style:min-row-height="0.196cm"/>
    </style:style>
    <style:style style:name="Table1.33" style:family="table-row">
      <style:table-row-properties style:min-row-height="1.162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12c52d5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37548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8a148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83951" officeooo:paragraph-rsid="00b8395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ca8999" officeooo:paragraph-rsid="0158a70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1663ec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2fb4a5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e1e246" officeooo:paragraph-rsid="03054bb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3930a7" officeooo:paragraph-rsid="033930a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4dd9b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4f41a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d04dcf" officeooo:paragraph-rsid="030c35a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d04dcf" officeooo:paragraph-rsid="030d1f0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d04dcf" officeooo:paragraph-rsid="030d427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ec381" officeooo:paragraph-rsid="031ec38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f0640" officeooo:paragraph-rsid="031f064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20719f" officeooo:paragraph-rsid="0320719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f3e26" officeooo:paragraph-rsid="00bf3e26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739435" officeooo:paragraph-rsid="03054bb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452824" officeooo:paragraph-rsid="01377ad6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d26ef3" officeooo:paragraph-rsid="0088cc3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ff5a28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15266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2cbbd58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2pt" fo:font-weight="bold" fo:background-color="#fffff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1663ec7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1571cde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fb4a57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40d9d7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77b3a7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0452824" officeooo:paragraph-rsid="018d7e9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0452824" officeooo:paragraph-rsid="0320719f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15266e" officeooo:paragraph-rsid="0315266e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1d26ef3" officeooo:paragraph-rsid="0088cc3c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4dd9bd" officeooo:paragraph-rsid="034dd9b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4dd9bd" officeooo:paragraph-rsid="034f061a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4dd9bd" officeooo:paragraph-rsid="0355e27b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4dd9bd" officeooo:paragraph-rsid="03516d9f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412b1c" officeooo:paragraph-rsid="03412b1c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412b1c" officeooo:paragraph-rsid="03516d9f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40d9d7" officeooo:paragraph-rsid="0340d9d7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paragraph-rsid="0127d122" style:font-weight-asian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paragraph-rsid="0340d9d7" style:font-weight-asian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2601471" officeooo:paragraph-rsid="0340d9d7" style:font-weight-asian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340d9d7" officeooo:paragraph-rsid="0340d9d7" style:font-weight-asian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15266e" officeooo:paragraph-rsid="0315266e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353c35" officeooo:paragraph-rsid="03353c35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261fa4a" officeooo:paragraph-rsid="034208f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261fa4a" officeooo:paragraph-rsid="0346142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261fa4a" officeooo:paragraph-rsid="03516d9f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4f061a" officeooo:paragraph-rsid="034f061a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516d9f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5cccd5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15266e" fo:background-color="#ffffff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121c45" officeooo:paragraph-rsid="02efc1ec" style:font-size-asian="12pt" style:font-size-complex="12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f3a5cf" officeooo:paragraph-rsid="02f3a5cf" style:font-size-asian="12pt" style:font-size-complex="12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3b7112" style:font-size-asian="12pt" style:font-size-complex="12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3c640f" style:font-size-asian="12pt" style:font-size-complex="12pt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71f21a" officeooo:paragraph-rsid="02efc1ec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71f21a" officeooo:paragraph-rsid="02fa1be7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8a1488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2fa1be7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307bb9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5c3068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31641b7" officeooo:paragraph-rsid="031641b7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5c3068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8df95f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88615f" style:font-size-asian="12pt" style:font-size-complex="12pt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8ce577" style:font-size-asian="12pt" style:font-size-complex="12pt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35cccd5" style:font-size-asian="12pt" style:font-size-complex="12pt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88615f" officeooo:paragraph-rsid="0388615f" style:font-size-asian="12pt" style:font-size-complex="12pt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8ce577" officeooo:paragraph-rsid="038ce577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21b51eb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2ec5a00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c50c01" officeooo:paragraph-rsid="00c50c01" fo:background-color="transparent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2d59520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ec5a00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2fea413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3008c6c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3170b13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3170b13" officeooo:paragraph-rsid="03170b13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3188394" officeooo:paragraph-rsid="03188394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5cccd5"/>
    </style:style>
    <style:style style:name="P9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10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18d7e9c" style:font-size-asian="12pt" style:font-weight-asian="normal" style:font-size-complex="12pt" style:font-weight-complex="normal"/>
    </style:style>
    <style:style style:name="P10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70b13" officeooo:paragraph-rsid="03170b13" style:font-size-asian="10.5pt" style:font-weight-asian="normal" style:font-size-complex="12pt" style:font-weight-complex="normal"/>
    </style:style>
    <style:style style:name="P10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weight="bold" style:font-weight-asian="bold" style:font-weight-complex="bold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12e364" style:font-size-asian="10pt" style:font-weight-asian="bold" style:font-size-complex="10pt" style:font-weight-complex="bold"/>
    </style:style>
    <style:style style:name="P105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320719f" officeooo:paragraph-rsid="032e577d" style:font-size-asian="10pt" style:font-weight-asian="bold" style:font-size-complex="10pt" style:font-weight-complex="bold"/>
    </style:style>
    <style:style style:name="P106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34f061a" officeooo:paragraph-rsid="034f061a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34dd9bd" officeooo:paragraph-rsid="03516d9f" style:font-size-asian="10pt" style:font-weight-asian="bold" style:font-size-complex="10pt" style:font-weight-complex="bold"/>
    </style:style>
    <style:style style:name="P108" style:family="paragraph" style:parent-style-name="Text_20_body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Liberation Serif" fo:font-size="12pt" fo:font-weight="normal" officeooo:rsid="001e6354" officeooo:paragraph-rsid="039ac78c" fo:background-color="#ffffff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11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11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officeooo:paragraph-rsid="0387abd8" style:font-size-asian="12pt" style:font-weight-asian="bold" style:font-size-complex="12pt" style:font-weight-complex="bold"/>
    </style:style>
    <style:style style:name="P112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113" style:family="paragraph" style:parent-style-name="Text_20_body">
      <style:text-properties style:font-name="Liberation Serif" fo:font-size="12pt" fo:language="en" fo:country="US" officeooo:paragraph-rsid="02d59520" style:font-size-asian="12pt" style:font-size-complex="12pt"/>
    </style:style>
    <style:style style:name="P114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115" style:family="paragraph" style:parent-style-name="Text_20_body">
      <style:text-properties style:font-name="Liberation Serif" fo:font-size="12pt" style:font-size-asian="12pt" style:font-size-complex="12pt"/>
    </style:style>
    <style:style style:name="P116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7" style:family="paragraph" style:parent-style-name="Text_20_body">
      <style:text-properties style:font-name="Liberation Serif" fo:font-size="12pt" fo:font-weight="normal" officeooo:rsid="0312e364" officeooo:paragraph-rsid="0312e364" style:font-size-asian="12pt" style:font-weight-asian="normal" style:font-size-complex="12pt" style:font-weight-complex="normal"/>
    </style:style>
    <style:style style:name="P118" style:family="paragraph" style:parent-style-name="Text_20_body">
      <style:text-properties fo:font-weight="normal" officeooo:rsid="031e185f" officeooo:paragraph-rsid="031e185f" style:font-weight-asian="normal" style:font-weight-complex="normal"/>
    </style:style>
    <style:style style:name="P119" style:family="paragraph" style:parent-style-name="Text_20_body">
      <style:text-properties fo:font-weight="normal" officeooo:paragraph-rsid="031cd9ff" style:font-weight-asian="normal" style:font-weight-complex="normal"/>
    </style:style>
    <style:style style:name="P120" style:family="paragraph" style:parent-style-name="Text_20_body">
      <style:text-properties officeooo:paragraph-rsid="03477f2f"/>
    </style:style>
    <style:style style:name="P121" style:family="paragraph" style:parent-style-name="Text_20_body">
      <style:text-properties officeooo:paragraph-rsid="037a2165"/>
    </style:style>
    <style:style style:name="P122" style:family="paragraph" style:parent-style-name="Text_20_body">
      <style:text-properties style:font-name="Liberation Mono" fo:font-size="10pt" fo:font-weight="bold" officeooo:paragraph-rsid="037a2165" style:font-size-asian="10pt" style:font-weight-asian="bold" style:font-size-complex="10pt" style:font-weight-complex="bold"/>
    </style:style>
    <style:style style:name="P123" style:family="paragraph" style:parent-style-name="Text_20_body">
      <style:text-properties style:font-name="Liberation Mono" fo:font-size="10pt" fo:font-weight="bold" officeooo:paragraph-rsid="037c11ce" style:font-size-asian="10pt" style:font-weight-asian="bold" style:font-size-complex="10pt" style:font-weight-complex="bold"/>
    </style:style>
    <style:style style:name="P124" style:family="paragraph" style:parent-style-name="Text_20_body">
      <style:text-properties officeooo:paragraph-rsid="037c11ce"/>
    </style:style>
    <style:style style:name="P125" style:family="paragraph" style:parent-style-name="Heading_20_2">
      <style:text-properties style:font-name="Liberation Serif" fo:font-size="12pt" style:font-size-asian="12pt" style:font-size-complex="12pt"/>
    </style:style>
    <style:style style:name="P126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27" style:family="paragraph" style:parent-style-name="Standard">
      <style:paragraph-properties fo:margin-top="0cm" fo:margin-bottom="0.499cm" loext:contextual-spacing="false"/>
    </style:style>
    <style:style style:name="P128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29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30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31" style:family="paragraph" style:parent-style-name="Standard">
      <style:paragraph-properties fo:margin-top="0cm" fo:margin-bottom="0.499cm" loext:contextual-spacing="false"/>
      <style:text-properties officeooo:paragraph-rsid="010f1a39"/>
    </style:style>
    <style:style style:name="P132" style:family="paragraph" style:parent-style-name="Text_20_body">
      <style:paragraph-properties fo:margin-top="0cm" fo:margin-bottom="0.499cm" loext:contextual-spacing="false"/>
      <style:text-properties style:font-name="Liberation Serif" fo:font-size="12pt" officeooo:paragraph-rsid="02aa0b11" fo:background-color="#ffffff" style:font-size-asian="12pt" style:font-size-complex="12pt"/>
    </style:style>
    <style:style style:name="P133" style:family="paragraph" style:parent-style-name="Text_20_body">
      <style:paragraph-properties fo:margin-top="0cm" fo:margin-bottom="0.499cm" loext:contextual-spacing="false" fo:line-height="100%"/>
      <style:text-properties style:use-window-font-color="true" style:font-name="Liberation Serif" fo:font-size="12pt" fo:font-weight="normal" officeooo:rsid="00256ab9" officeooo:paragraph-rsid="03997cba" fo:background-color="#ffffff" style:font-size-asian="12pt" style:font-weight-asian="normal" style:font-size-complex="12pt" style:font-weight-complex="normal"/>
    </style:style>
    <style:style style:name="P134" style:family="paragraph" style:parent-style-name="Preformatted_20_Text">
      <style:paragraph-properties fo:margin-top="0cm" fo:margin-bottom="0.499cm" loext:contextual-spacing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5" style:family="paragraph" style:parent-style-name="Preformatted_20_Text">
      <style:paragraph-properties fo:margin-top="0cm" fo:margin-bottom="0.499cm" loext:contextual-spacing="false"/>
      <style:text-properties style:font-name="Liberation Mono" fo:font-size="10pt" fo:font-weight="bold" officeooo:rsid="0312e364" officeooo:paragraph-rsid="0312e364" style:font-size-asian="10pt" style:font-weight-asian="bold" style:font-size-complex="10pt" style:font-weight-complex="bold"/>
    </style:style>
    <style:style style:name="P136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37" style:family="paragraph" style:parent-style-name="Preformatted_20_Text">
      <style:paragraph-properties fo:margin-top="0cm" fo:margin-bottom="0.499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394e66c" fo:background-color="#ffffff" style:font-size-asian="12pt" style:font-weight-asian="normal" style:font-size-complex="12pt" style:font-weight-complex="normal"/>
    </style:style>
    <style:style style:name="P139" style:family="paragraph" style:parent-style-name="Heading_20_1">
      <style:text-properties fo:font-size="12pt" fo:language="en" fo:country="US" officeooo:paragraph-rsid="0112cdb6" style:font-size-asian="12pt" style:font-size-complex="12pt"/>
    </style:style>
    <style:style style:name="P140" style:family="paragraph" style:parent-style-name="Preformatted_20_Text">
      <style:text-properties fo:font-weight="bold" style:font-weight-asian="bold" style:font-weight-complex="bold"/>
    </style:style>
    <style:style style:name="P141" style:family="paragraph" style:parent-style-name="Preformatted_20_Text">
      <style:text-properties fo:font-weight="bold" officeooo:paragraph-rsid="0340d9d7" style:font-weight-asian="bold" style:font-weight-complex="bold"/>
    </style:style>
    <style:style style:name="P142" style:family="paragraph" style:parent-style-name="Preformatted_20_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43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P144" style:family="paragraph" style:parent-style-name="Preformatted_20_Text">
      <style:text-properties fo:font-size="10pt" fo:font-weight="bold" officeooo:paragraph-rsid="0320719f" style:font-size-asian="10pt" style:font-weight-asian="bold" style:font-size-complex="10pt" style:font-weight-complex="bold"/>
    </style:style>
    <style:style style:name="P145" style:family="paragraph" style:parent-style-name="Table_20_Contents" style:list-style-name="L3">
      <style:paragraph-properties fo:margin-top="0cm" fo:margin-bottom="0cm" loext:contextual-spacing="false" fo:line-height="100%"/>
    </style:style>
    <style:style style:name="P146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47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395a7c4" fo:background-color="#ffffff" style:font-size-asian="12pt" style:font-weight-asian="normal" style:font-size-complex="12pt" style:font-weight-complex="normal"/>
    </style:style>
    <style:style style:name="P148" style:family="paragraph" style:parent-style-name="Table_20_Contents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39c72e7" style:text-blinking="false" fo:background-color="transparent" style:font-size-asian="12pt" style:font-weight-asian="normal" style:font-size-complex="12pt" style:font-weight-complex="normal"/>
    </style:style>
    <style:style style:name="P149" style:family="paragraph" style:parent-style-name="Standard" style:list-style-name="L4">
      <style:paragraph-properties fo:margin-top="0cm" fo:margin-bottom="0cm" loext:contextual-spacing="true"/>
      <style:text-properties style:font-name="Liberation Serif" fo:font-size="12pt" officeooo:paragraph-rsid="0387abd8" style:font-size-asian="12pt" style:font-size-complex="12pt"/>
    </style:style>
    <style:style style:name="P150" style:family="paragraph" style:parent-style-name="Text_20_body" style:list-style-name="L2"/>
    <style:style style:name="P151" style:family="paragraph" style:parent-style-name="Text_20_body" style:list-style-name="L5"/>
    <style:style style:name="P152" style:family="paragraph" style:parent-style-name="Text_20_body" style:list-style-name="L5">
      <style:text-properties officeooo:rsid="037c11ce" officeooo:paragraph-rsid="037c11ce"/>
    </style:style>
    <style:style style:name="P153" style:family="paragraph" style:parent-style-name="Text_20_body" style:list-style-name="L6">
      <style:paragraph-properties fo:line-height="100%"/>
    </style:style>
    <style:style style:name="P154" style:family="paragraph" style:parent-style-name="Text_20_body" style:list-style-name="L7"/>
    <style:style style:name="P155" style:family="paragraph" style:parent-style-name="Text_20_body" style:list-style-name="L9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56" style:family="paragraph" style:parent-style-name="Text_20_body" style:list-style-name="L11"/>
    <style:style style:name="P157" style:family="paragraph" style:parent-style-name="Text_20_body" style:list-style-name="L1">
      <style:paragraph-properties fo:margin-top="0cm" fo:margin-bottom="0cm" loext:contextual-spacing="false"/>
    </style:style>
    <style:style style:name="P158" style:family="paragraph" style:parent-style-name="Text_20_body" style:list-style-name="L2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59" style:family="paragraph" style:parent-style-name="Text_20_body" style:list-style-name="L2">
      <style:paragraph-properties fo:margin-top="0cm" fo:margin-bottom="0cm" loext:contextual-spacing="false"/>
    </style:style>
    <style:style style:name="P160" style:family="paragraph" style:parent-style-name="Text_20_body" style:list-style-name="L5">
      <style:paragraph-properties fo:margin-top="0cm" fo:margin-bottom="0cm" loext:contextual-spacing="false"/>
    </style:style>
    <style:style style:name="P161" style:family="paragraph" style:parent-style-name="Text_20_body" style:list-style-name="L7">
      <style:paragraph-properties fo:margin-top="0cm" fo:margin-bottom="0cm" loext:contextual-spacing="false" fo:line-height="100%"/>
    </style:style>
    <style:style style:name="P162" style:family="paragraph" style:parent-style-name="Text_20_body" style:list-style-name="L7">
      <style:paragraph-properties fo:margin-top="0cm" fo:margin-bottom="0cm" loext:contextual-spacing="false"/>
    </style:style>
    <style:style style:name="P163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64" style:family="paragraph" style:parent-style-name="Text_20_body" style:list-style-name="L9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65" style:family="paragraph" style:parent-style-name="Text_20_body" style:list-style-name="L10">
      <style:paragraph-properties fo:margin-top="0cm" fo:margin-bottom="0cm" loext:contextual-spacing="false"/>
    </style:style>
    <style:style style:name="P166" style:family="paragraph" style:parent-style-name="Text_20_body" style:list-style-name="L11">
      <style:paragraph-properties fo:margin-top="0cm" fo:margin-bottom="0cm" loext:contextual-spacing="false"/>
    </style:style>
    <style:style style:name="P1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39c72e7" style:text-blinking="false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601471" style:font-weight-asian="bold" style:font-weight-complex="bold"/>
    </style:style>
    <style:style style:name="T4" style:family="text">
      <style:text-properties fo:font-weight="bold" officeooo:rsid="02d59520" style:font-weight-asian="bold" style:font-weight-complex="bold"/>
    </style:style>
    <style:style style:name="T5" style:family="text">
      <style:text-properties fo:font-weight="bold" officeooo:rsid="0171f21a" style:font-weight-asian="bold" style:font-weight-complex="bold"/>
    </style:style>
    <style:style style:name="T6" style:family="text">
      <style:text-properties fo:font-weight="bold" officeooo:rsid="030bb29f" style:font-weight-asian="bold" style:font-weight-complex="bold"/>
    </style:style>
    <style:style style:name="T7" style:family="text">
      <style:text-properties fo:font-weight="bold" officeooo:rsid="03373983" style:font-weight-asian="bold" style:font-weight-complex="bold"/>
    </style:style>
    <style:style style:name="T8" style:family="text">
      <style:text-properties fo:font-weight="bold" officeooo:rsid="038171b4" style:font-weight-asian="bold" style:font-weight-complex="bold"/>
    </style:style>
    <style:style style:name="T9" style:family="text">
      <style:text-properties fo:font-weight="bold" fo:background-color="#ffffff" loext:char-shading-value="0" style:font-weight-asian="bold" style:font-weight-complex="bold"/>
    </style:style>
    <style:style style:name="T10" style:family="text">
      <style:text-properties fo:font-weight="bold" officeooo:rsid="01c3c5ca" fo:background-color="#ffffff" loext:char-shading-value="0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e883eb" style:font-size-asian="12pt" style:font-size-complex="12pt"/>
    </style:style>
    <style:style style:name="T14" style:family="text">
      <style:text-properties style:font-name="Liberation Serif" fo:font-size="12pt" fo:font-weight="bold" style:font-size-asian="12pt" style:font-size-complex="12pt"/>
    </style:style>
    <style:style style:name="T15" style:family="text">
      <style:text-properties style:font-name="Liberation Serif" fo:font-size="12pt" fo:font-weight="bold" officeooo:rsid="039047d2" style:font-size-asian="12pt" style:font-size-complex="12pt"/>
    </style:style>
    <style:style style:name="T1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bold" officeooo:rsid="0171f21a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381c98a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language="en" fo:country="US" fo:font-weight="bold" officeooo:rsid="02d59520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171f21a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391995a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style="normal" style:text-underline-style="none" fo:font-weight="bold" officeooo:rsid="034b5be0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Liberation Serif" fo:font-weight="normal" style:font-weight-asian="normal" style:font-weight-complex="normal"/>
    </style:style>
    <style:style style:name="T25" style:family="text">
      <style:text-properties style:font-name="Liberation Serif" fo:font-weight="bold" style:font-weight-asian="bold" style:font-weight-complex="bold"/>
    </style:style>
    <style:style style:name="T26" style:family="text">
      <style:text-properties style:font-name="Liberation Serif" fo:font-weight="bold" officeooo:rsid="02d59520" style:font-weight-asian="bold" style:font-weight-complex="bold"/>
    </style:style>
    <style:style style:name="T27" style:family="text">
      <style:text-properties style:font-name="Liberation Serif" officeooo:rsid="00e883eb" style:font-size-asian="10.5pt"/>
    </style:style>
    <style:style style:name="T28" style:family="text">
      <style:text-properties style:font-name="Liberation Serif" officeooo:rsid="01739435" style:font-size-asian="10.5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171f21a" style:font-weight-asian="normal" style:font-weight-complex="normal"/>
    </style:style>
    <style:style style:name="T31" style:family="text">
      <style:text-properties fo:font-weight="normal" officeooo:rsid="02f77d90" style:font-weight-asian="normal" style:font-weight-complex="normal"/>
    </style:style>
    <style:style style:name="T32" style:family="text">
      <style:text-properties fo:font-weight="normal" officeooo:rsid="0303b1e5" style:font-weight-asian="normal" style:font-weight-complex="normal"/>
    </style:style>
    <style:style style:name="T33" style:family="text">
      <style:text-properties fo:background-color="#ffffff" loext:char-shading-value="0"/>
    </style:style>
    <style:style style:name="T34" style:family="text">
      <style:text-properties officeooo:rsid="01c3c5ca" fo:background-color="#ffffff" loext:char-shading-value="0"/>
    </style:style>
    <style:style style:name="T35" style:family="text">
      <style:text-properties style:font-weight-asian="bold" style:font-weight-complex="bold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/>
    </style:style>
    <style:style style:name="T38" style:family="text">
      <style:text-properties fo:language="en" fo:country="US" fo:font-weight="bold" style:font-weight-asian="bold" style:font-weight-complex="bold"/>
    </style:style>
    <style:style style:name="T39" style:family="text">
      <style:text-properties fo:language="en" fo:country="US" fo:font-weight="bold" officeooo:rsid="036f8947" style:font-weight-asian="bold" style:font-weight-complex="bold"/>
    </style:style>
    <style:style style:name="T40" style:family="text">
      <style:text-properties style:font-name="Liberation Mono" fo:font-weight="bold" style:font-weight-asian="bold" style:font-weight-complex="bold"/>
    </style:style>
    <style:style style:name="T41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Liberation Mono" fo:font-size="10pt" fo:font-weight="bold" officeooo:rsid="01739435" style:font-size-asian="10pt" style:font-weight-asian="bold" style:font-size-complex="10pt" style:font-weight-complex="bold"/>
    </style:style>
    <style:style style:name="T43" style:family="text">
      <style:text-properties style:font-name="Liberation Mono" fo:font-size="10pt" fo:font-weight="bold" officeooo:rsid="00369093" style:font-size-asian="10pt" style:font-weight-asian="bold" style:font-size-complex="10pt" style:font-weight-complex="bold"/>
    </style:style>
    <style:style style:name="T44" style:family="text">
      <style:text-properties style:font-name="Liberation Mono" fo:font-size="10pt" fo:font-weight="bold" officeooo:rsid="031cd9ff" style:font-size-asian="10pt" style:font-weight-asian="bold" style:font-size-complex="10pt" style:font-weight-complex="bold"/>
    </style:style>
    <style:style style:name="T45" style:family="text">
      <style:text-properties style:font-name="Liberation Mono" fo:font-size="10pt" fo:font-weight="bold" officeooo:rsid="03731762" style:font-size-asian="10pt" style:font-weight-asian="bold" style:font-size-complex="10pt" style:font-weight-complex="bold"/>
    </style:style>
    <style:style style:name="T46" style:family="text">
      <style:text-properties style:font-name="Liberation Mono" fo:font-size="10pt" fo:font-weight="bold" officeooo:rsid="037c11ce" style:font-size-asian="10pt" style:font-weight-asian="bold" style:font-size-complex="10pt" style:font-weight-complex="bold"/>
    </style:style>
    <style:style style:name="T47" style:family="text">
      <style:text-properties style:font-name="Liberation Mono" fo:font-size="10pt" fo:font-weight="bold" officeooo:rsid="037d5045" style:font-size-asian="10pt" style:font-weight-asian="bold" style:font-size-complex="10pt" style:font-weight-complex="bold"/>
    </style:style>
    <style:style style:name="T48" style:family="text">
      <style:text-properties style:font-name="Liberation Mono" fo:font-size="10pt" fo:font-weight="bold" officeooo:rsid="037ef8a1" style:font-size-asian="10pt" style:font-weight-asian="bold" style:font-size-complex="10pt" style:font-weight-complex="bold"/>
    </style:style>
    <style:style style:name="T49" style:family="text">
      <style:text-properties style:font-name="Liberation Mono" fo:font-size="10pt" style:font-size-asian="10pt" style:font-size-complex="10pt"/>
    </style:style>
    <style:style style:name="T50" style:family="text">
      <style:text-properties style:font-name="Liberation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style:font-name="Liberation Mono" fo:font-size="10pt" fo:font-style="normal" style:text-underline-style="none" fo:font-weight="bold" officeooo:rsid="034cf35e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officeooo:rsid="007743e6"/>
    </style:style>
    <style:style style:name="T54" style:family="text">
      <style:text-properties officeooo:rsid="009ccf87"/>
    </style:style>
    <style:style style:name="T55" style:family="text">
      <style:text-properties officeooo:rsid="00e883eb"/>
    </style:style>
    <style:style style:name="T56" style:family="text">
      <style:text-properties fo:font-size="12pt" fo:font-weight="bold" style:font-size-asian="12pt" style:font-weight-asian="bold" style:font-size-complex="12pt" style:font-weight-complex="bold"/>
    </style:style>
    <style:style style:name="T57" style:family="text">
      <style:text-properties officeooo:rsid="01c729e2"/>
    </style:style>
    <style:style style:name="T58" style:family="text">
      <style:text-properties officeooo:rsid="02601471"/>
    </style:style>
    <style:style style:name="T59" style:family="text">
      <style:text-properties officeooo:rsid="0263684f"/>
    </style:style>
    <style:style style:name="T60" style:family="text">
      <style:text-properties officeooo:rsid="0270a0db"/>
    </style:style>
    <style:style style:name="T61" style:family="text">
      <style:text-properties officeooo:rsid="02befdb2"/>
    </style:style>
    <style:style style:name="T62" style:family="text">
      <style:text-properties officeooo:rsid="02dff42b"/>
    </style:style>
    <style:style style:name="T63" style:family="text">
      <style:text-properties officeooo:rsid="00369093"/>
    </style:style>
    <style:style style:name="T64" style:family="text">
      <style:text-properties officeooo:rsid="02fea413"/>
    </style:style>
    <style:style style:name="T65" style:family="text">
      <style:text-properties officeooo:rsid="01739435"/>
    </style:style>
    <style:style style:name="T66" style:family="text">
      <style:text-properties officeooo:rsid="031b720d"/>
    </style:style>
    <style:style style:name="T67" style:family="text">
      <style:text-properties officeooo:rsid="031cd9ff"/>
    </style:style>
    <style:style style:name="T68" style:family="text">
      <style:text-properties officeooo:rsid="0325fe81"/>
    </style:style>
    <style:style style:name="T69" style:family="text">
      <style:text-properties officeooo:rsid="03373983"/>
    </style:style>
    <style:style style:name="T70" style:family="text">
      <style:text-properties officeooo:rsid="033b7112"/>
    </style:style>
    <style:style style:name="T71" style:family="text">
      <style:text-properties officeooo:rsid="033e2f14"/>
    </style:style>
    <style:style style:name="T72" style:family="text">
      <style:text-properties officeooo:rsid="034208f2"/>
    </style:style>
    <style:style style:name="T73" style:family="text">
      <style:text-properties officeooo:rsid="03445942"/>
    </style:style>
    <style:style style:name="T74" style:family="text">
      <style:text-properties officeooo:rsid="03461422"/>
    </style:style>
    <style:style style:name="T75" style:family="text">
      <style:text-properties officeooo:rsid="03516d9f"/>
    </style:style>
    <style:style style:name="T76" style:family="text">
      <style:text-properties officeooo:rsid="0354fe65"/>
    </style:style>
    <style:style style:name="T77" style:family="text">
      <style:text-properties officeooo:rsid="03595e13"/>
    </style:style>
    <style:style style:name="T78" style:family="text">
      <style:text-properties officeooo:rsid="036385b6"/>
    </style:style>
    <style:style style:name="T79" style:family="text">
      <style:text-properties officeooo:rsid="0370df42"/>
    </style:style>
    <style:style style:name="T80" style:family="text">
      <style:text-properties officeooo:rsid="03759202"/>
    </style:style>
    <style:style style:name="T81" style:family="text">
      <style:text-properties officeooo:rsid="03837a73"/>
    </style:style>
    <style:style style:name="T82" style:family="text">
      <style:text-properties officeooo:rsid="0198a170"/>
    </style:style>
    <style:style style:name="T83" style:family="text">
      <style:text-properties officeooo:rsid="01a0b5ab"/>
    </style:style>
    <style:style style:name="T84" style:family="text">
      <style:text-properties officeooo:rsid="019f26e1"/>
    </style:style>
    <style:style style:name="T85" style:family="text">
      <style:text-properties officeooo:rsid="03898e7c"/>
    </style:style>
    <style:style style:name="T86" style:family="text">
      <style:text-properties officeooo:rsid="002d4cf0"/>
    </style:style>
    <style:style style:name="T87" style:family="text">
      <style:text-properties officeooo:rsid="002f4af5"/>
    </style:style>
    <style:style style:name="T88" style:family="text">
      <style:text-properties officeooo:rsid="03964f77"/>
    </style:style>
    <style:style style:name="T89" style:family="text">
      <style:text-properties officeooo:rsid="03983790"/>
    </style:style>
    <style:style style:name="T90" style:family="text">
      <style:text-properties officeooo:rsid="03990de8"/>
    </style:style>
    <style:style style:name="T91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9" text:outline-level="1"><text:bookmark text:name="firstHeading"/><text:span text:style-name="T25">Python</text:span><text:span text:style-name="T11">/C2/</text:span><text:span text:style-name="T26">Getting Started with Lists</text:span><text:span text:style-name="T11">/English</text:span></text:h>
      <text:p text:style-name="P112"/>
      <text:section text:style-name="Sect1" text:name="bodyContent">
        <text:p text:style-name="P115"/>
        <text:section text:style-name="Sect1" text:name="contentSub">
          <text:p text:style-name="P115"><text:s/></text:p>
        </text:section>
      </text:section>
      <text:section text:style-name="Sect2" text:name="mw-content-text">
        <text:p text:style-name="P113"><text:span text:style-name="T1">Title of script</text:span>: <text:span text:style-name="T2"><text:s text:c="3"/></text:span><text:span text:style-name="T4">Getting Started with Lists</text:span></text:p>
        <text:p text:style-name="P114">Author: <text:span text:style-name="T54">Aditya Palaparthy</text:span></text:p>
        <text:p text:style-name="P115"><text:span text:style-name="T37">Keywords: </text:span><text:span text:style-name="T38">Python</text:span><text:span text:style-name="T37">, </text:span><text:span text:style-name="T38">IPython,</text:span><text:span text:style-name="T36"> </text:span><text:span text:style-name="T39">list, del, remove, append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Visual Cue</text:p>
            </table:table-cell>
            <table:table-cell table:style-name="Table1.A1" office:value-type="string">
              <text:p text:style-name="P78">Narration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Text_20_body">containing title, name of the production team along with the logo of MHRD </text:p>
              <text:p text:style-name="P79"/>
            </table:table-cell>
            <table:table-cell table:style-name="Table1.A1" office:value-type="string">
              <text:p text:style-name="P91"><text:span text:style-name="T12">Hello Friends. </text:span>Welcome to the tutorial on "<text:span text:style-name="T19">Getting Started with Lists</text:span>". </text:p>
            </table:table-cell>
          </table:table-row>
          <table:table-row>
            <table:table-cell table:style-name="Table1.A1" office:value-type="string">
              <text:p text:style-name="P2">Show Slide </text:p>
              <text:p text:style-name="P2"><text:span text:style-name="T61">O</text:span>bjectives </text:p>
              <text:p text:style-name="P79"/>
            </table:table-cell>
            <table:table-cell table:style-name="Table1.A1" office:value-type="string">
              <text:p text:style-name="P1">At the end of this tutorial, you will be able to, </text:p>
              <text:p text:style-name="P1"/>
              <text:list xml:id="list1388878043131921149" text:style-name="L1">
                <text:list-item>
                  <text:p text:style-name="P157">Create <text:span text:style-name="T2">lists </text:span></text:p>
                </text:list-item>
                <text:list-item text:style-override="L2">
                  <text:p text:style-name="P158"><text:span text:style-name="T29">Access </text:span>list elements </text:p>
                </text:list-item>
                <text:list-item text:style-override="L2">
                  <text:p text:style-name="P159"><text:span text:style-name="T2">Append elements</text:span> to <text:span text:style-name="T2">lists</text:span> </text:p>
                </text:list-item>
                <text:list-item text:style-override="L2">
                  <text:p text:style-name="P150"><text:span text:style-name="T2">Delete elements</text:span> from <text:span text:style-name="T2">lists 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79">Show Slide </text:p>
              <text:p text:style-name="P79">System <text:span text:style-name="T89">Specifications</text:span> </text:p>
            </table:table-cell>
            <table:table-cell table:style-name="Table1.A4" office:value-type="string">
              <text:p text:style-name="P79">To record this tutorial, I am using </text:p>
              <text:list xml:id="list826058709985033817" text:style-name="L3">
                <text:list-item>
                  <text:p text:style-name="P145"><text:span text:style-name="T14">Ubuntu Linux 14.04</text:span><text:span text:style-name="T12"> operating system</text:span></text:p>
                </text:list-item>
                <text:list-item>
                  <text:p text:style-name="P146"><text:span text:style-name="T35">Python</text:span> 2.7.6</text:p>
                </text:list-item>
                <text:list-item>
                  <text:p text:style-name="P145"><text:span text:style-name="T16">IPython</text:span><text:span text:style-name="T14"> </text:span><text:span text:style-name="T15">4</text:span><text:span text:style-name="T14">.0.0</text:span></text:p>
                </text:list-item>
              </text:list>
            </table:table-cell>
          </table:table-row>
          <table:table-row table:style-name="Table1.5">
            <table:table-cell table:style-name="Table1.A5" office:value-type="string">
              <text:p text:style-name="P81">Show Slide </text:p>
              <text:p text:style-name="P84">Pre-<text:span text:style-name="T85">r</text:span>equisites</text:p>
            </table:table-cell>
            <table:table-cell table:style-name="Table1.A5" office:value-type="string">
              <text:p text:style-name="P110">To <text:span text:style-name="T83">practise</text:span> this tutorial, <text:span text:style-name="T84">you </text:span>should know how to </text:p>
              <text:list xml:id="list7899934707468672275" text:style-name="L4">
                <text:list-item>
                  <text:p text:style-name="P149">run basic <text:span text:style-name="T2">Python </text:span>commands on the <text:s/><text:span text:style-name="T2">ipython console</text:span></text:p>
                </text:list-item>
              </text:list>
              <text:p text:style-name="P111"/>
              <text:p text:style-name="P109">If not, <text:span text:style-name="T82">see the pre-requisite</text:span> <text:span text:style-name="T2">Python </text:span>tutorials <text:span text:style-name="T82">on </text:span>this website.</text:p>
            </table:table-cell>
          </table:table-row>
          <table:table-row table:style-name="Table1.5">
            <table:table-cell table:style-name="Table1.A5" office:value-type="string">
              <text:p text:style-name="P82">Show Slide </text:p>
              <text:p text:style-name="P85">List</text:p>
            </table:table-cell>
            <table:table-cell table:style-name="Table1.A5" office:value-type="string">
              <text:p text:style-name="P8"><text:span text:style-name="T10">List</text:span><text:span text:style-name="T34"> is a </text:span><text:span text:style-name="T10">compound data type</text:span><text:span text:style-name="T34">, it can contain data of </text:span><text:span text:style-name="T10">mutually</text:span><text:span text:style-name="T34"> different </text:span><text:span text:style-name="T10">data types</text:span><text:span text:style-name="T34">. </text:span></text:p>
              <text:p text:style-name="P72"><text:span text:style-name="T10">List</text:span><text:span text:style-name="T34"> is also a </text:span><text:span text:style-name="T10">sequence</text:span><text:span text:style-name="T34"> </text:span><text:span text:style-name="T10">data</text:span><text:span text:style-name="T34"> </text:span><text:span text:style-name="T10">type</text:span><text:span text:style-name="T34"> where all the</text:span></text:p>
              <text:p text:style-name="P64"><text:span text:style-name="T2">elements</text:span> are arranged in a specific order.</text:p>
            </table:table-cell>
          </table:table-row>
          <table:table-row table:style-name="Table1.5">
            <table:table-cell table:style-name="Table1.A5" office:value-type="string">
              <text:p text:style-name="P4">[Terminal]</text:p>
              <text:p text:style-name="P65"><text:span text:style-name="T40">ipython </text:span><text:span text:style-name="T2"><text:s/></text:span></text:p>
            </table:table-cell>
            <table:table-cell table:style-name="Table1.A5" office:value-type="string">
              <text:p text:style-name="P126">Let us start <text:span text:style-name="T2">ipython</text:span> <text:s/></text:p>
              <text:p text:style-name="P126"/>
              <text:p text:style-name="P126"><text:span text:style-name="T53">O</text:span>pen the <text:span text:style-name="T2">terminal</text:span> and <text:span text:style-name="T57">T</text:span>ype <text:span text:style-name="T40">ipython </text:span></text:p>
            </table:table-cell>
          </table:table-row>
          <table:table-row table:style-name="Table1.8">
            <table:table-cell table:style-name="Table1.A5" office:value-type="string">
              <text:p text:style-name="P3">[IPython Terminal]</text:p>
              <text:p text:style-name="P102"/>
              <text:p text:style-name="P102">empty = []</text:p>
              <text:p text:style-name="P136">type(empty)</text:p>
            </table:table-cell>
            <table:table-cell table:style-name="Table1.A5" office:value-type="string">
              <text:p text:style-name="P116"><text:span text:style-name="T62">Let us first</text:span> create an <text:span text:style-name="T2">empty list </text:span>with no <text:span text:style-name="T2">elements</text:span>. </text:p>
              <text:p text:style-name="P117">Type </text:p>
              <text:p text:style-name="P104">empty = []</text:p>
              <text:p text:style-name="P135">type(empty)</text:p>
            </table:table-cell>
          </table:table-row>
          <text:soft-page-break/>
          <table:table-row>
            <table:table-cell table:style-name="Table1.A1" office:value-type="string">
              <text:p text:style-name="P11">[IPython Terminal]</text:p>
              <text:p text:style-name="P11"/>
              <text:p text:style-name="P34">nonempty = ['spam', 'eggs', 100, 1.234] </text:p>
            </table:table-cell>
            <table:table-cell table:style-name="Table1.A1" office:value-type="string">
              <text:p text:style-name="P30"><text:span text:style-name="T33">This is an </text:span><text:span text:style-name="T9">empty list</text:span><text:span text:style-name="T33"> without any </text:span><text:span text:style-name="T9">elements</text:span><text:span text:style-name="T33">. </text:span></text:p>
              <text:p text:style-name="P63"/>
              <text:p text:style-name="P30">Lets define a <text:span text:style-name="T2">non-empty list</text:span> as: </text:p>
              <text:p text:style-name="P55"/>
              <text:p text:style-name="P55">Type</text:p>
              <text:p text:style-name="P41">nonempty = ['spam', 'eggs', 100, 1.234] </text:p>
            </table:table-cell>
          </table:table-row>
          <table:table-row>
            <table:table-cell table:style-name="Table1.A5" office:value-type="string">
              <text:p text:style-name="P88"/>
              <text:p text:style-name="P88">[IPython Terminal]</text:p>
              <text:p text:style-name="P88"/>
              <text:p text:style-name="P92"><text:span text:style-name="T63">listinlist=[[1,2,3,4],'and', 5,6,7,8] </text:span><text:s/></text:p>
            </table:table-cell>
            <table:table-cell table:style-name="Table1.A5" office:value-type="string">
              <text:p text:style-name="P70">As we can see, lists can contain different kinds of data. </text:p>
              <text:p text:style-name="P70"/>
              <text:p text:style-name="P66"><text:span text:style-name="T30">In the </text:span><text:span text:style-name="T31">list</text:span><text:span text:style-name="T30"> 'spam' and 'eggs' are </text:span><text:span text:style-name="T5">strings</text:span><text:span text:style-name="T30"> whereas 100 and 1.234 are </text:span><text:span text:style-name="T5">integer</text:span><text:span text:style-name="T30"> and </text:span><text:span text:style-name="T5">float</text:span><text:span text:style-name="T30"> respectively. </text:span></text:p>
              <text:p text:style-name="P70"><text:s/></text:p>
              <text:p text:style-name="P67"><text:span text:style-name="T29">We can also define a </text:span><text:span text:style-name="T2">list</text:span><text:span text:style-name="T29"> inside a </text:span><text:span text:style-name="T2">list.</text:span></text:p>
              <text:p text:style-name="P73"><text:span text:style-name="T21">This property makes </text:span><text:span text:style-name="T17">lists heterogeneous data structures</text:span><text:span text:style-name="T21">. </text:span></text:p>
              <text:p text:style-name="P71"/>
              <text:p text:style-name="P73">Let us include a <text:span text:style-name="T2">list</text:span> within a <text:span text:style-name="T2">list</text:span>. </text:p>
              <text:p text:style-name="P76">Type <text:span text:style-name="T43">listinlist=[[1,2,3,4],'and', </text:span><text:span text:style-name="T45">5,6,7,8</text:span><text:span text:style-name="T43">] </text:span></text:p>
            </table:table-cell>
          </table:table-row>
          <table:table-row>
            <table:table-cell table:style-name="Table1.A4" office:value-type="string">
              <text:p text:style-name="P12">[IPython Terminal]</text:p>
              <text:p text:style-name="P12"/>
              <text:p text:style-name="P36">nonempty[0] </text:p>
              <text:p text:style-name="P142">nonempty[1]</text:p>
              <text:p text:style-name="P134">nonempty[3]</text:p>
            </table:table-cell>
            <table:table-cell table:style-name="Table1.A4" office:value-type="string">
              <text:p text:style-name="P93">We <text:span text:style-name="T64">can </text:span>access an element of a list using its corresponding index. </text:p>
              <text:p text:style-name="P94">Index of the first element <text:span text:style-name="T66">in</text:span> a list is 0.</text:p>
              <text:p text:style-name="P94"><text:s/></text:p>
              <text:p text:style-name="P94">So <text:span text:style-name="T2">nonempty[0]</text:span> gives the first <text:span text:style-name="T2">element</text:span><text:span text:style-name="T29">. </text:span></text:p>
              <text:p text:style-name="P96"><text:span text:style-name="T29">Type </text:span><text:span text:style-name="T41">nonempty[0] </text:span></text:p>
              <text:p text:style-name="P95"><text:span text:style-name="T2">nonempty[1]</text:span> the second <text:span text:style-name="T2">element</text:span> and so on.</text:p>
              <text:p text:style-name="P101">Type <text:span text:style-name="T41">nonempty[1]</text:span></text:p>
              <text:p text:style-name="P95"><text:span text:style-name="T2">nonempty[3]</text:span> the last <text:span text:style-name="T2">element</text:span>. </text:p>
              <text:p text:style-name="P97">Type <text:span text:style-name="T41">nonempty[3]</text:span></text:p>
            </table:table-cell>
          </table:table-row>
          <table:table-row>
            <table:table-cell table:style-name="Table1.A4" office:value-type="string">
              <text:p text:style-name="P51">Show Slide </text:p>
              <text:p text:style-name="P51"/>
              <text:p text:style-name="Text_20_body"><text:span text:style-name="T32">Exercise</text:span><text:span text:style-name="T29">1 </text:span></text:p>
            </table:table-cell>
            <table:table-cell table:style-name="Table1.A4" office:value-type="string">
              <text:p text:style-name="P13"><text:span text:style-name="T28">Pause the video. </text:span><text:span text:style-name="T27">Try</text:span><text:span text:style-name="T28"> this exercise and then resume the video.</text:span></text:p>
              <text:p text:style-name="P25"/>
              <text:p text:style-name="P87"><text:span text:style-name="T65">What happens when you do </text:span><text:span text:style-name="T42">nonempty[-1]</text:span><text:span text:style-name="T65">. </text:span></text:p>
            </table:table-cell>
          </table:table-row>
          <table:table-row>
            <table:table-cell table:style-name="Table1.A4" office:value-type="string">
              <text:p text:style-name="P5">[IPython Terminal]</text:p>
              <text:p text:style-name="P5"/>
              <text:p text:style-name="P136">nonempty[-1]</text:p>
            </table:table-cell>
            <table:table-cell table:style-name="Table1.A4" office:value-type="string">
              <text:p text:style-name="P118">Switch to <text:span text:style-name="T2">terminal</text:span> for solution</text:p>
              <text:p text:style-name="P119"><text:span text:style-name="T67">Type </text:span><text:span text:style-name="T44">nonempty[-1] <text:s text:c="41"/></text:span>As you can see you get the last <text:span text:style-name="T2">element</text:span> which is 1.234. </text:p>
            </table:table-cell>
          </table:table-row>
          <table:table-row>
            <table:table-cell table:style-name="Table1.A4" office:value-type="string">
              <text:p text:style-name="P99">[IPython Terminal]</text:p>
              <text:p text:style-name="P103"/>
              <text:p text:style-name="P33">nonempty[-2] </text:p>
              <text:p text:style-name="P136">nonempty[-4]</text:p>
            </table:table-cell>
            <table:table-cell table:style-name="Table1.A4" office:value-type="string">
              <text:p text:style-name="P18">In <text:span text:style-name="T6">list</text:span><text:span text:style-name="T2"> negative indices</text:span> are used to access <text:span text:style-name="T2">elements</text:span> from the end. </text:p>
              <text:p text:style-name="P18"/>
              <text:p text:style-name="P19">-1 gives the last <text:span text:style-name="T2">element</text:span> which is the 4th <text:span text:style-name="T2">element</text:span>.</text:p>
              <text:p text:style-name="P20">-2 gives second <text:span text:style-name="T2">element</text:span> to last.</text:p>
              <text:p text:style-name="P21">Type<text:span text:style-name="T49"> </text:span><text:span text:style-name="T41">nonempty[-2]</text:span></text:p>
              <text:p text:style-name="P20">-4 gives the fourth from the last which is the first <text:span text:style-name="T2">element</text:span>. </text:p>
              <text:p text:style-name="P22">Type <text:span text:style-name="T41">nonempty[-2]</text:span></text:p>
            </table:table-cell>
          </table:table-row>
          <table:table-row>
            <table:table-cell table:style-name="Table1.A4" office:value-type="string">
              <text:p text:style-name="P26"/>
              <text:p text:style-name="P100">[IPython Terminal]</text:p>
              <text:p text:style-name="P39"/>
              <text:p text:style-name="P39">nonempty.append(<text:span text:style-name="T79">'</text:span>onemore') </text:p>
              <text:p text:style-name="P143">nonempty</text:p>
              <text:p text:style-name="P143">nonempty.append(6)</text:p>
              <text:p text:style-name="P137">nonempty</text:p>
            </table:table-cell>
            <table:table-cell table:style-name="Table1.A4" office:value-type="string">
              <text:p text:style-name="P42"><text:span text:style-name="T20">We can also append elements to the end of a list using the </text:span><text:span text:style-name="Teletype"><text:span text:style-name="T20">append</text:span></text:span><text:span text:style-name="T20"> </text:span><text:span text:style-name="T22">method</text:span><text:span text:style-name="T20">. </text:span></text:p>
              <text:p text:style-name="P27"/>
              <text:p text:style-name="P23">Type </text:p>
              <text:p text:style-name="P40">nonempty.append('onemore') </text:p>
              <text:p text:style-name="P144">nonempty</text:p>
              <text:p text:style-name="P144">nonempty.append(6)</text:p>
              <text:p text:style-name="P105">nonempty <text:s text:c="46"/><text:span text:style-name="T20">As we can see </text:span><text:span text:style-name="T12">nonempty</text:span><text:span text:style-name="T20"> is </text:span><text:span text:style-name="T12">appended</text:span><text:span text:style-name="T20"> with </text:span><text:span text:style-name="T12">'onemore'</text:span><text:span text:style-name="T20"> and </text:span><text:span text:style-name="T12">6</text:span><text:span text:style-name="T20"> at the end.</text:span></text:p>
            </table:table-cell>
          </table:table-row>
          <text:soft-page-break/>
          <table:table-row table:style-name="Table1.16">
            <table:table-cell table:style-name="Table1.A4" office:value-type="string">
              <text:p text:style-name="P74">Show Slide</text:p>
              <text:p text:style-name="P74"/>
              <text:p text:style-name="P74">Exercise2 </text:p>
            </table:table-cell>
            <table:table-cell table:style-name="Table1.A4" office:value-type="string">
              <text:p text:style-name="P80"/>
              <text:p text:style-name="P80">Pause the video. <text:span text:style-name="T55">Try</text:span> this exercise and then resume the video.</text:p>
              <text:p text:style-name="P80"/>
              <text:list xml:id="list5415050910695004672" text:style-name="L5">
                <text:list-item>
                  <text:p text:style-name="P160">What is the syntax to get the element 'and' in the list listinlist? </text:p>
                </text:list-item>
                <text:list-item>
                  <text:p text:style-name="P151">How would you get 'and' using negative indices? </text:p>
                </text:list-item>
                <text:list-item>
                  <text:p text:style-name="P152">How would you get element '4' from the list listinlist?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6"/>
              <text:p text:style-name="P6">Show Slide </text:p>
              <text:p text:style-name="Text_20_body"><text:span text:style-name="T68">Solution 2</text:span> </text:p>
              <text:p text:style-name="P6"/>
            </table:table-cell>
            <table:table-cell table:style-name="Table1.A4" office:value-type="string">
              <text:p text:style-name="P29"/>
              <text:p text:style-name="P127">The solution is on your screen </text:p>
              <text:p text:style-name="P123">listinlist[1] </text:p>
              <text:p text:style-name="P124"><text:span text:style-name="T41">listinlist[-5] </text:span><text:s/></text:p>
              <text:p text:style-name="P124"><text:span text:style-name="T41">listinlist[</text:span><text:span text:style-name="T47">0</text:span><text:span text:style-name="T41">]</text:span><text:span text:style-name="T46">[</text:span><text:span text:style-name="T48">3</text:span><text:span text:style-name="T46">]</text:span></text:p>
            </table:table-cell>
          </table:table-row>
          <table:table-row>
            <table:table-cell table:style-name="Table1.A4" office:value-type="string">
              <text:p text:style-name="P9">[IPython Terminal]</text:p>
              <text:p text:style-name="P134">len(nonempty) </text:p>
            </table:table-cell>
            <table:table-cell table:style-name="Table1.A4" office:value-type="string">
              <text:p text:style-name="P31"><text:span text:style-name="T20">We can use </text:span><text:span text:style-name="Teletype"><text:span text:style-name="T56">len</text:span></text:span><text:span text:style-name="T20"> </text:span><text:span text:style-name="T16">function</text:span><text:span text:style-name="T20"> to check the number of </text:span><text:span text:style-name="T16">elements</text:span><text:span text:style-name="T20"> in the </text:span><text:span text:style-name="T16">list</text:span><text:span text:style-name="T20">. Let us find out the </text:span><text:span text:style-name="T16">length</text:span><text:span text:style-name="T20"> of the </text:span><text:span text:style-name="T16">list 'nonempty'</text:span><text:span text:style-name="T20">. </text:span></text:p>
              <text:p text:style-name="P56"><text:span text:style-name="T20">Type </text:span><text:span text:style-name="T41">len(nonempty)</text:span></text:p>
            </table:table-cell>
          </table:table-row>
          <table:table-row>
            <table:table-cell table:style-name="Table1.A4" office:value-type="string">
              <text:p text:style-name="P24"/>
              <text:p text:style-name="P24">[IPython Terminal]</text:p>
              <text:p text:style-name="P38">del nonempty[1]</text:p>
              <text:p text:style-name="P38"><text:s/></text:p>
              <text:p text:style-name="P32"/>
            </table:table-cell>
            <table:table-cell table:style-name="Table1.A4" office:value-type="string">
              <text:p text:style-name="P7"><text:span text:style-name="T69">W</text:span>e can also remove <text:span text:style-name="T7">elements</text:span><text:span text:style-name="T69"> from </text:span><text:span text:style-name="T7">Lists</text:span>. </text:p>
              <text:p text:style-name="P7">There are two ways of doing it. One is by using t<text:span text:style-name="T80">he in</text:span><text:span text:style-name="T2">dex</text:span>. </text:p>
              <text:p text:style-name="P14">Type <text:span text:style-name="T41">del nonempty[1]</text:span></text:p>
              <text:p text:style-name="P7">The <text:span text:style-name="T8">Keyword</text:span> <text:span text:style-name="Teletype"><text:span text:style-name="T2">del</text:span></text:span> <text:span text:style-name="T2">deletes</text:span> the <text:span text:style-name="T2">element</text:span> at <text:span text:style-name="T2">index</text:span> 1, i.e the second element of the list, 'eggs'. </text:p>
            </table:table-cell>
          </table:table-row>
          <table:table-row>
            <table:table-cell table:style-name="Table1.A4" office:value-type="string">
              <text:p text:style-name="P90">[IPython Terminal]</text:p>
              <text:p text:style-name="P35">nonempty.remove(100) </text:p>
              <text:p text:style-name="P89"/>
            </table:table-cell>
            <table:table-cell table:style-name="Table1.A4" office:value-type="string">
              <text:p text:style-name="P68">The other way is removing element by content. </text:p>
              <text:p text:style-name="P69">Let <text:span text:style-name="T70">us</text:span> delete 100 from <text:span text:style-name="T2">nonempty</text:span> <text:span text:style-name="T2">list</text:span>. </text:p>
              <text:p text:style-name="P69">For this <text:span text:style-name="T71">we can</text:span> use the <text:span text:style-name="T2">function</text:span> <text:span text:style-name="Teletype"><text:span text:style-name="T2">remove</text:span></text:span>. <text:s/></text:p>
            </table:table-cell>
          </table:table-row>
          <table:table-row>
            <table:table-cell table:style-name="Table1.A4" office:value-type="string">
              <text:p text:style-name="P10">[IPython Terminal]</text:p>
              <text:p text:style-name="P33">nonempty.append('spam') </text:p>
              <text:p text:style-name="P140">nonempty</text:p>
              <text:p text:style-name="P140">nonempty.remove('spam')</text:p>
              <text:p text:style-name="P136">nonempty</text:p>
            </table:table-cell>
            <table:table-cell table:style-name="Table1.A4" office:value-type="string">
              <text:p text:style-name="P52"><text:span text:style-name="T58">But what if the </text:span><text:span text:style-name="T3">elements</text:span><text:span text:style-name="T58"> are repeated. </text:span></text:p>
              <text:p text:style-name="P53">To check that lets do a small experiment.</text:p>
              <text:p text:style-name="P54">Type </text:p>
              <text:p text:style-name="P49">nonempty.append('spam') </text:p>
              <text:p text:style-name="P141">nonempty</text:p>
              <text:p text:style-name="P141">nonempty.remove('spam')</text:p>
              <text:p text:style-name="P37">nonempty</text:p>
            </table:table-cell>
          </table:table-row>
          <table:table-row>
            <table:table-cell table:style-name="Table1.A4" office:value-type="string">
              <text:p text:style-name="P15">Pause for a while </text:p>
            </table:table-cell>
            <table:table-cell table:style-name="Table1.A4" office:value-type="string">
              <text:p text:style-name="P57"><text:span text:style-name="T72">We can</text:span> see that <text:span text:style-name="T76">only the </text:span>first occurence <text:span text:style-name="T72">of </text:span>'<text:span text:style-name="T2">spam</text:span>' is removed.</text:p>
              <text:p text:style-name="P58"/>
              <text:p text:style-name="P58"><text:span text:style-name="T73">T</text:span>he <text:span text:style-name="T2">function</text:span> <text:span text:style-name="T52">remove</text:span> removes the first occurence of the <text:span text:style-name="T2">element</text:span> in the <text:span text:style-name="T2">sequence</text:span>.</text:p>
              <text:p text:style-name="P58"><text:s/></text:p>
              <text:p text:style-name="P120"><text:span text:style-name="T74">Remember </text:span>that <text:span text:style-name="Teletype"><text:span text:style-name="T2">del </text:span></text:span><text:span text:style-name="Teletype"><text:span text:style-name="T18">Keyword</text:span></text:span> removes by index number.</text:p>
              <text:p text:style-name="P120"><text:span text:style-name="T51">r</text:span><text:span text:style-name="T50">emove </text:span><text:span text:style-name="T23">function</text:span> removes on the basis of content being passed on. </text:p>
              <text:p text:style-name="P120">Let us take an example. </text:p>
            </table:table-cell>
          </table:table-row>
          <table:table-row>
            <table:table-cell table:style-name="Table1.A4" office:value-type="string">
              <text:p text:style-name="P16">[Ipython Terminal]</text:p>
              <text:p text:style-name="P43">k = [1,2,1,3] </text:p>
              <text:p text:style-name="P134">del k[2]</text:p>
            </table:table-cell>
            <table:table-cell table:style-name="Table1.A4" office:value-type="string">
              <text:p text:style-name="P60"><text:span text:style-name="T20">Type</text:span><text:span text:style-name="T41"> </text:span></text:p>
              <text:p text:style-name="P44">k = [1,2,1,3] </text:p>
              <text:p text:style-name="P106">del k[2]</text:p>
              <text:p text:style-name="P57"><text:span text:style-name="T41">del</text:span> gives us [1,2,3]. </text:p>
            </table:table-cell>
          </table:table-row>
          <table:table-row>
            <table:table-cell table:style-name="Table1.A4" office:value-type="string">
              <text:p text:style-name="P47"/>
              <text:p text:style-name="P17">[Ipython Terminal]</text:p>
              <text:p text:style-name="P45">k = [1,2,1,3]</text:p>
              <text:p text:style-name="P47"><text:soft-page-break/>k.remove(k[2]) </text:p>
              <text:p text:style-name="P134">k</text:p>
            </table:table-cell>
            <table:table-cell table:style-name="Table1.A4" office:value-type="string">
              <text:p text:style-name="P61"><text:span text:style-name="T20">Type</text:span><text:span text:style-name="T41"> </text:span></text:p>
              <text:p text:style-name="P46">k = [1,2,1,3]</text:p>
              <text:p text:style-name="P48"/>
              <text:p text:style-name="P48"><text:soft-page-break/>k.remove(k[2]) </text:p>
              <text:p text:style-name="P107">k</text:p>
              <text:p text:style-name="P59"><text:span text:style-name="T41">remove</text:span> will give us [2,1,3]. </text:p>
              <text:p text:style-name="P59">Since it <text:span text:style-name="T2">deletes</text:span> the first occurrence of what is returned by <text:span text:style-name="T2">k[2]</text:span> which is 1. </text:p>
            </table:table-cell>
          </table:table-row>
          <table:table-row>
            <table:table-cell table:style-name="Table1.A4" office:value-type="string">
              <text:p text:style-name="P15"/>
              <text:p text:style-name="P15">Show Slide</text:p>
              <text:p text:style-name="P116"><text:span text:style-name="T77">Exercise </text:span>3 </text:p>
              <text:p text:style-name="P47"/>
            </table:table-cell>
            <table:table-cell table:style-name="Table1.A4" office:value-type="string">
              <text:p text:style-name="P98"><text:span text:style-name="T12">Pause the video. </text:span><text:span text:style-name="T13">Try</text:span><text:span text:style-name="T12"> this exercise and then resume the video.</text:span></text:p>
              <text:p text:style-name="P83"/>
              <text:p text:style-name="P77"><text:s text:c="9"/>1. Remove the third element from the list listinlist.</text:p>
              <text:p text:style-name="P75"><text:span text:style-name="T75"><text:s text:c="9"/>2. </text:span>Remove 'and' from the list listinlist. </text:p>
              <text:p text:style-name="P61"/>
            </table:table-cell>
          </table:table-row>
          <table:table-row>
            <table:table-cell table:style-name="Table1.A4" office:value-type="string">
              <text:p text:style-name="P15">Show Slide</text:p>
              <text:p text:style-name="Text_20_body"><text:span text:style-name="T78">Exercise</text:span> 3 </text:p>
              <text:p text:style-name="P15"/>
            </table:table-cell>
            <table:table-cell table:style-name="Table1.A4" office:value-type="string">
              <text:p text:style-name="P62">The solution is on your screen. </text:p>
              <text:p text:style-name="P62"/>
              <text:p text:style-name="P122"><text:span text:style-name="T81">d</text:span>el listinlist[2] </text:p>
              <text:p text:style-name="P121"><text:span text:style-name="T41">listinlist.remove('and')</text:span> </text:p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ummary slide </text:p>
              <text:p text:style-name="P1"/>
            </table:table-cell>
            <table:table-cell table:style-name="Table1.A4" office:value-type="string">
              <text:p text:style-name="P50"><text:span text:style-name="T29">This brings us to the end of this tutorial. In this tutorial, we have learnt to,</text:span> </text:p>
              <text:p text:style-name="P50"/>
              <text:list xml:id="list3865726396881371530" text:style-name="L6">
                <text:list-item>
                  <text:p text:style-name="P153">Create <text:span text:style-name="T2">lists</text:span>. </text:p>
                </text:list-item>
                <text:list-item text:style-override="L7">
                  <text:p text:style-name="P161">Access <text:span text:style-name="T2">lists</text:span> using their <text:span text:style-name="T2">index</text:span> numbers. </text:p>
                </text:list-item>
                <text:list-item text:style-override="L7">
                  <text:p text:style-name="P162">Append <text:span text:style-name="T2">elements</text:span> to list using the <text:span text:style-name="T2">function</text:span> <text:span text:style-name="Teletype"><text:span text:style-name="T2">append</text:span></text:span>. </text:p>
                </text:list-item>
                <text:list-item text:style-override="L7">
                  <text:p text:style-name="P162">Delete <text:span text:style-name="T2">Element</text:span> from lists by specifying the <text:span text:style-name="T2">index</text:span> number of the element to be deleted in the <text:span text:style-name="Teletype"><text:span text:style-name="T2">del</text:span></text:span> function. </text:p>
                </text:list-item>
                <text:list-item text:style-override="L7">
                  <text:p text:style-name="P162">Delete <text:span text:style-name="T2">element</text:span> from list by content using <text:span text:style-name="Teletype"><text:span text:style-name="T2">remove</text:span></text:span> <text:span text:style-name="T2">function</text:span>. </text:p>
                </text:list-item>
                <text:list-item text:style-override="L7">
                  <text:p text:style-name="P154">Find out the <text:span text:style-name="T2">list</text:span> length using <text:span text:style-name="Teletype"><text:span text:style-name="T2">len</text:span></text:span> <text:span text:style-name="T2">function</text:span>. <text:s/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6">Show Slide</text:p>
              <text:p text:style-name="Text_20_body"><text:span text:style-name="T60">Evaluation</text:span> </text:p>
              <text:p text:style-name="P86"/>
            </table:table-cell>
            <table:table-cell table:style-name="Table1.A4" office:value-type="string">
              <text:p text:style-name="P28">Here are some self assessment questions for you to solve </text:p>
              <text:p text:style-name="P28"/>
              <text:list xml:id="list5280208450222870346" text:style-name="L8">
                <text:list-item>
                  <text:p text:style-name="P163">How do you create an empty list? </text:p>
                </text:list-item>
                <text:list-item text:style-override="L9">
                  <text:p text:style-name="P164">Can you have a list inside a list? </text:p>
                </text:list-item>
                <text:list-item text:style-override="L9">
                  <text:p text:style-name="P155">How would you access the end of a list without finding its length?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olutions </text:p>
              <text:p text:style-name="P79"/>
            </table:table-cell>
            <table:table-cell table:style-name="Table1.A4" office:value-type="string">
              <text:p text:style-name="P131"><text:span text:style-name="T24">And the answers,</text:span><text:span text:style-name="T40"> </text:span></text:p>
              <text:list xml:id="list7902173384716702210" text:style-name="L10">
                <text:list-item>
                  <text:p text:style-name="P165">We create an empty list just by leaving the space inside the square brackets empty.<text:line-break/>empty=[] </text:p>
                </text:list-item>
                <text:list-item text:style-override="L11">
                  <text:p text:style-name="P166">Yes. List can contain all the other data types, including list. </text:p>
                </text:list-item>
                <text:list-item text:style-override="L11">
                  <text:p text:style-name="P156">Using negative indices, we can access the list from the end using negative indices. </text:p>
                </text:list-item>
              </text:list>
            </table:table-cell>
          </table:table-row>
          <table:table-row>
            <table:table-cell table:style-name="Table1.A5" office:value-type="string">
              <text:p text:style-name="P128">Show Slide</text:p>
              <text:p text:style-name="P128">Forum </text:p>
            </table:table-cell>
            <table:table-cell table:style-name="Table1.A5" office:value-type="string">
              <text:p text:style-name="P133">Please post your <text:span text:style-name="T91">timed </text:span>queries <text:span text:style-name="T91">i</text:span>n this forum.</text:p>
            </table:table-cell>
          </table:table-row>
          <table:table-row>
            <table:table-cell table:style-name="Table1.A5" office:value-type="string">
              <text:p text:style-name="P129">Show Slide<text:soft-page-break/></text:p>
              <text:p text:style-name="P129"><text:span text:style-name="T59">Fossee </text:span>Forum </text:p>
            </table:table-cell>
            <table:table-cell table:style-name="Table1.A5" office:value-type="string">
              <text:p text:style-name="P108"><text:span text:style-name="T91">Please post your general queries</text:span> <text:span text:style-name="T86">on</text:span> Python <text:span text:style-name="T91">in</text:span> this <text:span text:style-name="T87">forum</text:span>.</text:p>
            </table:table-cell>
          </table:table-row>
          <table:table-row>
            <table:table-cell table:style-name="Table1.A5" office:value-type="string">
              <text:p text:style-name="P128">Show Slide </text:p>
              <text:p text:style-name="P128">Textbook Companion </text:p>
            </table:table-cell>
            <table:table-cell table:style-name="Table1.A5" office:value-type="string">
              <text:p text:style-name="P138">FOSSEE team coordinates <text:span text:style-name="T90">the</text:span> TBC project.</text:p>
            </table:table-cell>
          </table:table-row>
          <table:table-row table:style-name="Table1.33">
            <table:table-cell table:style-name="Table1.A5" office:value-type="string">
              <text:p text:style-name="P128">Show Slide</text:p>
              <text:p text:style-name="P128">Acknowledgement </text:p>
            </table:table-cell>
            <table:table-cell table:style-name="Table1.A5" office:value-type="string">
              <text:p text:style-name="P147">Spoken-tutorial is funded by NMEICT, MHRD, Govt. of India.</text:p>
              <text:p text:style-name="P148">For more details, visit this website.</text:p>
            </table:table-cell>
          </table:table-row>
          <table:table-row table:style-name="Table1.33">
            <table:table-cell table:style-name="Table1.A5" office:value-type="string">
              <text:p text:style-name="P130">Show Slide</text:p>
              <text:p text:style-name="P130">Thank You</text:p>
            </table:table-cell>
            <table:table-cell table:style-name="Table1.A5" office:value-type="string">
              <text:p text:style-name="P167">This is _________ from IIT Bombay signing off.</text:p>
              <text:p text:style-name="P132">Thank <text:span text:style-name="T88">You</text:span></text:p>
            </table:table-cell>
          </table:table-row>
        </table:table>
        <text:section text:style-name="Sect1" text:name="ContributionCredits">
          <text:h text:style-name="P125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0:34.913000000</dc:date>
    <meta:editing-duration>P1DT5H12M56S</meta:editing-duration>
    <meta:editing-cycles>1220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5" meta:paragraph-count="212" meta:word-count="1043" meta:character-count="6400" meta:non-whitespace-character-count="5356"/>
  </office:meta>
</office:document-meta>
</file>